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1-1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15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23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30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5-2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5-1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4-30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5-02-11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4-10-27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4-07-2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4-05-05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4-01-1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3-11-0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3-08-0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3-05-02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3-02-14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2-12-1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2-11-2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2-07-2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2-05-04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2-0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1-11-17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1-11-03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1-08-18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1-07-26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1-05-03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1-02-01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0-10-29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0-07-29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0-05-04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0-04-0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0-04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20-01-28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9-12-1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9-11-0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9-08-05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9-05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9-05-2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9-05-0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9-02-11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8-11-15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8-08-3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8-08-0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8-04-25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8-01-30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7-11-30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7-10-26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7-08-0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7-04-25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7-02-07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6-11-01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6-07-28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6-05-10 1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6-02-0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5-11-1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5-08-11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5-06-30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5-05-1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5-01-2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4-11-06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4-07-22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4-05-1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4-02-26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3-11-20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3-08-2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3-05-14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3-02-06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2-10-29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2-08-0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2-04-19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2-02-15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1-11-1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1-07-28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1-05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1-02-15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0-11-15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0-08-02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4304" calcext:value-type="float">
            <text:p>45.1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0-05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1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9-07-3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9-04-29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9-02-05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12-0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11-0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8-14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7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7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7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7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7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6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6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6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6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6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6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6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6-2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5-16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3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3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3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3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2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11-0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8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8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8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8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8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8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8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8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8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8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8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8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8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8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8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8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8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8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8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8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8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8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3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7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6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24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5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4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3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1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7-0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09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10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9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0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8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7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6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02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02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5-01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30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29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28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27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26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25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24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23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22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21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20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19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18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17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16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15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14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13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12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11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10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09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08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07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06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05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04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03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02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4-01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31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30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29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28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27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26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25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24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23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22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21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20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19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18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17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16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15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14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13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12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11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10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09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08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07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06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05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04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03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02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3-01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28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27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26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25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24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23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22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21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20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19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18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17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16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15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14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1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13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12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1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10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09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08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07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06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05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04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03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02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2-0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3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30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29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28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27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26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25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24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23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22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2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20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19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18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17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16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15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14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13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12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1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10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09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08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07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06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05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04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03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02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6-01-0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3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30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29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28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27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26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25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24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23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22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2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20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19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18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17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16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15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14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13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12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1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10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09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08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07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06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05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04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03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02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2-0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30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29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28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27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26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25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24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23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22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2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20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19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18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17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16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15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14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13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12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1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10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09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08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07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06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05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04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03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02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1-0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3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30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29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28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27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26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26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25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24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23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22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21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20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19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18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17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16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15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3344" calcext:value-type="float">
            <text:p>45.0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14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13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12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11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10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09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08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07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06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05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04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03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02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2216" calcext:value-type="float">
            <text:p>45.1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10-01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30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29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28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27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26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25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24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23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22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21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20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19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18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17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16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15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14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13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12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11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10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09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08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07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06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05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04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03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02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2216" calcext:value-type="float">
            <text:p>45.1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9-01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31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30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29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2216" calcext:value-type="float">
            <text:p>45.1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28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27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26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25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24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2216" calcext:value-type="float">
            <text:p>45.1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23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22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21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20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19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18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17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16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15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15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14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13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12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11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8792" calcext:value-type="float">
            <text:p>45.1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10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09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08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07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06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05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04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03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02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8-01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31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30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29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28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27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26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25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24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23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22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21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20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19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18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17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16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15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15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14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13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12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4136" calcext:value-type="float">
            <text:p>45.2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11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4136" calcext:value-type="float">
            <text:p>45.2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10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4136" calcext:value-type="float">
            <text:p>45.2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09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08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07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06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05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04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03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02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7-01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30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29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28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27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26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25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24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23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22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21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20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19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18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17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16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15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14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13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2424" calcext:value-type="float">
            <text:p>45.3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12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11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10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09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08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2424" calcext:value-type="float">
            <text:p>45.3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07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06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2424" calcext:value-type="float">
            <text:p>45.3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05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04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03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02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6-01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31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30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29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28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2048" calcext:value-type="float">
            <text:p>45.3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27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2048" calcext:value-type="float">
            <text:p>45.3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26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25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24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23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22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21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20 11:2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19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2048" calcext:value-type="float">
            <text:p>45.3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19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18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17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16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15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14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13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2048" calcext:value-type="float">
            <text:p>45.3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12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11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10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0712" calcext:value-type="float">
            <text:p>45.3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09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08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07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06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05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04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03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02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5-01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30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29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28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27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26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25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24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23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22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21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20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19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18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0712" calcext:value-type="float">
            <text:p>45.3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17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16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15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14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13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12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11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10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09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08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07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06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05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04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03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02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4-01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31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2048" calcext:value-type="float">
            <text:p>45.3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30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29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28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27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26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25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24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23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22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21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20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19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18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17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16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15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14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13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12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11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10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09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08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07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06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05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04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03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02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3-01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28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27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26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25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24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23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22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21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20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19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18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17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16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15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14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13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12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11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10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09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08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07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06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05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04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03 11:4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2-02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1-05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1-04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1-03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1-02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5-01-01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31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30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29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28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27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26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25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24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23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22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21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20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19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18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17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16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15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14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13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12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11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10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09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08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07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06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05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04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03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02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2-01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30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29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28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27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26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25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24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23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22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21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20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19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18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17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16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15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14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13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12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11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10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09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08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07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06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05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04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03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02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1-01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31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30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29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28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2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27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26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25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24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23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22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21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20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19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18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17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16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15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14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13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12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11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10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09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08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07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06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05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04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03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02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10-01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30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29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28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27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26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25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24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23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22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21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20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19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18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17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16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15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14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13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12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11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10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09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08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07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06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05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04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03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02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9-01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31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30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29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28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27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26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25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24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23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22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21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20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19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18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17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16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15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14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13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12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11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10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09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08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07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06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05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04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03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02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8-01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31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30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29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28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27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26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25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24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23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22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21 11:3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20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2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10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4-27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4-07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4-02-20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3-08-13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3-05-02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2-05-09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1-05-03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200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42F9</text:p>
          </table:table-cell>
          <table:table-cell office:value-type="string" calcext:value-type="string">
            <text:p>Littlefield School</text:p>
          </table:table-cell>
          <table:table-cell office:value-type="string" calcext:value-type="string">
            <text:p>198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90" meta:object-count="0"/>
    <meta:user-defined meta:name="AppVersion">3.0</meta:user-defined>
  </office:meta>
</office:document-meta>
</file>